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officeooo:rsid="0001abf3" officeooo:paragraph-rsid="0001a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12.701639885</meta:creation-date>
    <dc:date>2024-06-23T15:48:47.816986235</dc:date>
    <meta:editing-duration>PT11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